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B000001E5A28A8F5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794cm"/>
    </style:style>
    <style:style style:name="pr2" style:family="presentation" style:parent-style-name="Default-outline1">
      <style:graphic-properties fo:min-height="13.54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4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dc2300"/>
    </style:style>
    <style:style style:name="T3" style:family="text">
      <style:text-properties fo:color="#0000ff" fo:font-family="'Ubuntu Condensed'" style:font-pitch="variable" fo:font-size="28pt" style:font-size-asian="28pt" style:font-size-complex="28pt"/>
    </style:style>
    <style:style style:name="T4" style:family="text">
      <style:text-properties fo:color="#dc2300" fo:font-family="'Ubuntu Condensed'" style:font-pitch="variable" fo:font-size="28pt" style:font-size-asian="28pt" style:font-size-complex="28pt"/>
    </style:style>
    <style:style style:name="T5" style:family="text">
      <style:text-properties fo:font-size="32pt" fo:font-weight="normal" style:font-weight-asian="normal" style:font-weight-complex="normal"/>
    </style:style>
    <style:style style:name="T6" style:family="text">
      <style:text-properties fo:font-size="32pt"/>
    </style:style>
    <style:style style:name="T7" style:family="text">
      <style:text-properties fo:font-family="'Ubuntu Mono'" style:font-pitch="fixed"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794cm" svg:x="1.4cm" svg:y="0.254cm" presentation:class="title">
          <draw:text-box>
            <text:p>Logstash – Lunch and Learn</text:p>
          </draw:text-box>
        </draw:frame>
        <draw:frame presentation:style-name="pr2" draw:layer="layout" svg:width="24.639cm" svg:height="13.791cm" svg:x="1.4cm" svg:y="3.302cm" presentation:class="outline" presentation:user-transformed="true">
          <draw:text-box>
            <text:list text:style-name="L2">
              <text:list-header>
                <text:p>What is a log ?</text:p>
              </text:list-header>
              <text:list-item>
                <text:p>A textual representation of an event.</text:p>
              </text:list-item>
              <text:list-item>
                <text:p><text:span text:style-name="T1">Timestamp</text:span> + <text:span text:style-name="T2">Data</text:span></text:p>
              </text:list-item>
            </text:list>
            <text:p><text:span text:style-name="T3">Jan 18 15:15:01</text:span><text:span text:style-name="T4"> paul-desktop CRON[3068]: (root) CMD (command -v debian-sa1 &gt; /dev/null &amp;&amp; debian-sa1 1 1)</text:span></text:p>
            <text:p><text:span text:style-name="T4"/></text:p>
            <text:p><text:span text:style-name="T2"/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2.49cm" svg:x="1.524cm" svg:y="0.304cm" presentation:class="title" presentation:user-transformed="true">
          <draw:text-box>
            <text:p>Logstash – Lunch and Learn</text:p>
          </draw:text-box>
        </draw:frame>
        <draw:frame presentation:style-name="pr5" draw:text-style-name="P2" draw:layer="layout" svg:width="22.991cm" svg:height="21.523cm" svg:x="3.048cm" svg:y="0.242cm" presentation:class="subtitle" presentation:user-transformed="true">
          <draw:text-box>
            <text:p text:style-name="P2"><text:span text:style-name="T5"/></text:p>
            <text:p text:style-name="P2"><text:span text:style-name="T5"/></text:p>
            <text:p text:style-name="P2"><text:span text:style-name="T5">User Stories :</text:span></text:p>
            <text:p text:style-name="P2"><text:span text:style-name="T5"/></text:p>
            <text:p text:style-name="P2"><text:span text:style-name="T5">As a Systems Administrator, I need to be aware of the health of my system and the applications that run on them.</text:span></text:p>
            <text:p text:style-name="P2"><text:span text:style-name="T5"/></text:p>
            <text:p text:style-name="P2"><text:span text:style-name="T5">As a Network Engineer, I need to be aware</text:span></text:p>
            <text:p text:style-name="P2"><text:span text:style-name="T5">Of the health of my switches and routers.</text:span></text:p>
            <text:p text:style-name="P2"><text:span text:style-name="T5"/></text:p>
            <text:p text:style-name="P2"><text:span text:style-name="T5">As a Security Goon, I need to know </text:span></text:p>
            <text:p text:style-name="P2"><text:span text:style-name="T5">When unauthorized login attempts </text:span></text:p>
            <text:p text:style-name="P2"><text:span text:style-name="T5">are made.</text:span></text:p>
            <text:p text:style-name="P2"><text:span text:style-name="T6"><text:s text:c="2"/></text:span></text:p>
            <text:list text:style-name="L1">
              <text:list-header>
                <text:p text:style-name="P2"><text:span text:style-name="T6"/></text:p>
              </text:list-header>
            </text:list>
            <text:p text:style-name="P2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2.49cm" svg:x="1.524cm" svg:y="0.304cm" presentation:class="title" presentation:user-transformed="true">
          <draw:text-box>
            <text:p>Logstash – Lunch and Learn</text:p>
          </draw:text-box>
        </draw:frame>
        <draw:frame presentation:style-name="pr5" draw:text-style-name="P2" draw:layer="layout" svg:width="22.991cm" svg:height="13.927cm" svg:x="3.048cm" svg:y="4.04cm" presentation:class="subtitle" presentation:user-transformed="true">
          <draw:text-box>
            <text:p text:style-name="P2"><text:span text:style-name="T6">Logstash is a tool for managing events and logs. <text:s text:c="2"/></text:span></text:p>
            <text:p text:style-name="P2"><text:span text:style-name="T6"/></text:p>
            <text:p text:style-name="P2"><text:span text:style-name="T6">Logstash can collect logs, parse logs, store logs. </text:span></text:p>
            <text:p text:style-name="P2"><text:span text:style-name="T6"/></text:p>
            <text:p text:style-name="P2"><text:span text:style-name="T6">Logstash is free and Open Source </text:span></text:p>
            <text:p text:style-name="P2"><text:span text:style-name="T6">(Apache 2.0)</text:span></text:p>
            <text:p text:style-name="P2"><text:span text:style-name="T6"><text:s text:c="2"/></text:span></text:p>
            <text:list text:style-name="L1">
              <text:list-header>
                <text:p text:style-name="P2"><text:span text:style-name="T6"/></text:p>
              </text:list-header>
            </text:list>
            <text:p text:style-name="P2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794cm" svg:x="1.4cm" svg:y="0.254cm" presentation:class="title">
          <draw:text-box>
            <text:p>Logstash – Lunch and Learn</text:p>
          </draw:text-box>
        </draw:frame>
        <draw:frame presentation:style-name="pr2" draw:layer="layout" svg:width="24.639cm" svg:height="13.791cm" svg:x="1.4cm" svg:y="3.302cm" presentation:class="outline" presentation:user-transformed="true">
          <draw:text-box>
            <text:p text:style-name="P3"/>
            <text:p text:style-name="P3">Logstash is a tool for managing events and logs.</text:p>
            <text:p text:style-name="P3"><text:s text:c="2"/></text:p>
            <text:p text:style-name="P3">Logstash can collect logs, parse logs, store logs. </text:p>
            <text:p text:style-name="P3"/>
            <text:p text:style-name="P3">Logstash is free and Open Source </text:p>
            <text:p text:style-name="P3">(Apache 2.0)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794cm" svg:x="1.4cm" svg:y="0.254cm" presentation:class="title">
          <draw:text-box>
            <text:p>Logstash – Lunch and Learn</text:p>
          </draw:text-box>
        </draw:frame>
        <draw:frame presentation:style-name="pr2" draw:layer="layout" svg:width="24.639cm" svg:height="13.791cm" svg:x="1.4cm" svg:y="3.302cm" presentation:class="outline" presentation:user-transformed="true">
          <draw:text-box>
            <text:p>At its core, logstash is a three step event processor and can be represented as :</text:p>
            <text:list text:style-name="L2">
              <text:list-header>
                <text:p/>
              </text:list-header>
            </text:list>
            <text:p><text:s text:c="15"/>Input <text:s text:c="8"/>→ <text:s text:c="3"/>Filter → <text:s text:c="3"/>Output</text:p>
            <text:p><text:span text:style-name="T7">$ cat /var/log/syslog | grep CRON &gt; /tmp/cron.txt</text:span>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794cm" svg:x="1.4cm" svg:y="0.254cm" presentation:class="title">
          <draw:text-box>
            <text:p>Logstash – Lunch and Learn</text:p>
          </draw:text-box>
        </draw:frame>
        <draw:frame presentation:style-name="pr2" draw:layer="layout" svg:width="5.458cm" svg:height="13.791cm" svg:x="1.4cm" svg:y="3.302cm" presentation:class="outline" presentation:user-transformed="true">
          <draw:text-box>
            <text:p text:style-name="P4"><text:span text:style-name="T8">Inputs</text:span></text:p>
            <text:p text:style-name="P4"><text:span text:style-name="T9">(~25 )</text:span></text:p>
            <text:list text:style-name="L2">
              <text:list-item>
                <text:p>amqp</text:p>
              </text:list-item>
              <text:list-item>
                <text:p>file</text:p>
              </text:list-item>
              <text:list-item>
                <text:p>stdin</text:p>
              </text:list-item>
              <text:list-item>
                <text:p>redis</text:p>
              </text:list-item>
              <text:list-item>
                <text:p>exec</text:p>
              </text:list-item>
              <text:list-item>
                <text:p>...</text:p>
              </text:list-item>
            </text:list>
            <text:p/>
          </draw:text-box>
        </draw:frame>
        <draw:frame presentation:style-name="pr2" draw:layer="layout" svg:width="6.982cm" svg:height="16.256cm" svg:x="15.878cm" svg:y="3.302cm" presentation:class="outline" presentation:user-transformed="true">
          <draw:text-box>
            <text:p text:style-name="P4"><text:span text:style-name="T8">Inputs</text:span></text:p>
            <text:p text:style-name="P4"><text:span text:style-name="T9">(~ 30)</text:span></text:p>
            <text:list text:style-name="L2">
              <text:list-item>
                <text:p>amqp</text:p>
              </text:list-item>
              <text:list-item>
                <text:p>stdout</text:p>
              </text:list-item>
              <text:list-item>
                <text:p>redis</text:p>
              </text:list-item>
              <text:list-item>
                <text:p>graphite</text:p>
              </text:list-item>
              <text:list-item>
                <text:p>nagios</text:p>
              </text:list-item>
              <text:list-item>
                <text:p>...</text:p>
              </text:list-item>
            </text:list>
            <text:p/>
          </draw:text-box>
        </draw:frame>
        <draw:frame presentation:style-name="pr2" draw:layer="layout" svg:width="5.458cm" svg:height="13.791cm" svg:x="8.382cm" svg:y="3.227cm" presentation:class="outline" presentation:user-transformed="true">
          <draw:text-box>
            <text:p text:style-name="P4"><text:span text:style-name="T8">Filters</text:span></text:p>
            <text:p text:style-name="P4"><text:span text:style-name="T10">(~20 )</text:span></text:p>
            <text:list text:style-name="L2">
              <text:list-item>
                <text:p>alter</text:p>
              </text:list-item>
              <text:list-item>
                <text:p>grok</text:p>
              </text:list-item>
              <text:list-item>
                <text:p>grep</text:p>
              </text:list-item>
              <text:list-item>
                <text:p>geoip</text:p>
              </text:list-item>
              <text:list-item>
                <text:p>metrics</text:p>
              </text:list-item>
              <text:list-item>
                <text:p>...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af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af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794cm" svg:x="1.4cm" svg:y="0.254cm" presentation:class="title" presentation:placeholder="true">
        <draw:text-box/>
      </draw:frame>
      <draw:frame presentation:style-name="Default-outline1" draw:layer="backgroundobjects" svg:width="24.639cm" svg:height="12.18cm" svg:x="1.4cm" svg:y="3.30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617cm" svg:height="8.879cm" svg:x="22.098cm" svg:y="10.414cm">
        <draw:image xlink:href="Pictures/100000000000015B000001E5A28A8F5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8T15:11:44</meta:creation-date>
    <meta:editing-duration>PT9M2S</meta:editing-duration>
    <meta:editing-cycles>2</meta:editing-cycles>
    <meta:generator>LibreOffice/3.6$Linux_X86_64 LibreOffice_project/360m1$Build-2</meta:generator>
    <meta:initial-creator>Paul Czarkowski</meta:initial-creator>
    <dc:date>2013-01-18T15:35:55</dc:date>
    <dc:creator>Paul Czarkowski</dc:creator>
    <meta:document-statistic meta:object-count="48"/>
  </office:meta>
</office:document-meta>
</file>